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2.833cm"/>
    </style:style>
    <style:style style:name="Table1.B" style:family="table-column">
      <style:table-column-properties style:column-width="3.66cm"/>
    </style:style>
    <style:style style:name="Table1.C" style:family="table-column">
      <style:table-column-properties style:column-width="2.401cm"/>
    </style:style>
    <style:style style:name="Table1.D" style:family="table-column">
      <style:table-column-properties style:column-width="2.439cm"/>
    </style:style>
    <style:style style:name="Table1.F" style:family="table-column">
      <style:table-column-properties style:column-width="2.82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b8e0" officeooo:paragraph-rsid="0019b8e0"/>
    </style:style>
    <style:style style:name="P2" style:family="paragraph" style:parent-style-name="Standard">
      <style:text-properties fo:font-weight="bold" officeooo:rsid="001b3f4b" officeooo:paragraph-rsid="001b3f4b" style:font-weight-asian="bold" style:font-weight-complex="bold"/>
    </style:style>
    <style:style style:name="P3" style:family="paragraph" style:parent-style-name="Standard">
      <style:text-properties fo:font-weight="bold" officeooo:rsid="0019b8e0" officeooo:paragraph-rsid="0019b8e0" style:font-weight-asian="bold" style:font-weight-complex="bold"/>
    </style:style>
    <style:style style:name="P4" style:family="paragraph" style:parent-style-name="Standard">
      <style:text-properties officeooo:rsid="001bbae4" officeooo:paragraph-rsid="001bbae4"/>
    </style:style>
    <style:style style:name="P5" style:family="paragraph" style:parent-style-name="Standard">
      <style:text-properties officeooo:rsid="0020a40b" officeooo:paragraph-rsid="00337791"/>
    </style:style>
    <style:style style:name="P6" style:family="paragraph" style:parent-style-name="Standard">
      <style:text-properties officeooo:rsid="0020aeb3" officeooo:paragraph-rsid="0020aeb3"/>
    </style:style>
    <style:style style:name="P7" style:family="paragraph" style:parent-style-name="Standard">
      <style:text-properties officeooo:rsid="003e388a" officeooo:paragraph-rsid="003e388a"/>
    </style:style>
    <style:style style:name="P8" style:family="paragraph" style:parent-style-name="Standard">
      <style:text-properties officeooo:rsid="0019b8e0" officeooo:paragraph-rsid="0019b8e0"/>
    </style:style>
    <style:style style:name="P9" style:family="paragraph" style:parent-style-name="Standard">
      <style:text-properties officeooo:rsid="00266598" officeooo:paragraph-rsid="00266598"/>
    </style:style>
    <style:style style:name="P10" style:family="paragraph" style:parent-style-name="Standard">
      <style:paragraph-properties fo:text-align="justify" style:justify-single-word="false"/>
      <style:text-properties officeooo:rsid="00266598" officeooo:paragraph-rsid="00266598"/>
    </style:style>
    <style:style style:name="P11" style:family="paragraph" style:parent-style-name="Standard">
      <style:paragraph-properties fo:text-align="justify" style:justify-single-word="false"/>
      <style:text-properties officeooo:rsid="00266598" officeooo:paragraph-rsid="005b3eac"/>
    </style:style>
    <style:style style:name="P12" style:family="paragraph" style:parent-style-name="Standard">
      <style:text-properties officeooo:rsid="0020a40b" officeooo:paragraph-rsid="002f824a"/>
    </style:style>
    <style:style style:name="P13" style:family="paragraph" style:parent-style-name="Standard">
      <style:text-properties officeooo:rsid="0020a40b" officeooo:paragraph-rsid="0020a40b"/>
    </style:style>
    <style:style style:name="P14" style:family="paragraph" style:parent-style-name="Standard" style:list-style-name="L1">
      <style:text-properties officeooo:rsid="0020a40b" officeooo:paragraph-rsid="0020a40b"/>
    </style:style>
    <style:style style:name="P15" style:family="paragraph" style:parent-style-name="Standard">
      <style:text-properties officeooo:rsid="001bbae4" officeooo:paragraph-rsid="0042720f"/>
    </style:style>
    <style:style style:name="P16" style:family="paragraph" style:parent-style-name="Standard">
      <style:text-properties officeooo:rsid="0043c3eb" officeooo:paragraph-rsid="00493af2"/>
    </style:style>
    <style:style style:name="P17" style:family="paragraph" style:parent-style-name="Standard">
      <style:text-properties officeooo:rsid="0047a923" officeooo:paragraph-rsid="0047a923"/>
    </style:style>
    <style:style style:name="P18" style:family="paragraph" style:parent-style-name="Standard">
      <style:text-properties officeooo:rsid="00493af2" officeooo:paragraph-rsid="00493af2"/>
    </style:style>
    <style:style style:name="P19" style:family="paragraph" style:parent-style-name="Standard">
      <style:text-properties officeooo:rsid="004dbf9d" officeooo:paragraph-rsid="0054e168"/>
    </style:style>
    <style:style style:name="P20" style:family="paragraph" style:parent-style-name="Standard">
      <style:text-properties style:text-underline-style="solid" style:text-underline-width="auto" style:text-underline-color="font-color" officeooo:rsid="0059564a" officeooo:paragraph-rsid="0063d3f9"/>
    </style:style>
    <style:style style:name="P21" style:family="paragraph" style:parent-style-name="Standard" style:list-style-name="L1">
      <style:text-properties style:text-underline-style="solid" style:text-underline-width="auto" style:text-underline-color="font-color" officeooo:rsid="0059564a" officeooo:paragraph-rsid="0063d3f9"/>
    </style:style>
    <style:style style:name="P22" style:family="paragraph" style:parent-style-name="Standard">
      <style:text-properties style:text-underline-style="solid" style:text-underline-width="auto" style:text-underline-color="font-color" fo:font-weight="bold" officeooo:rsid="004dbf9d" officeooo:paragraph-rsid="004dbf9d"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5af081" officeooo:paragraph-rsid="005af081"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5d2620" officeooo:paragraph-rsid="005d2620"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5fccf5" officeooo:paragraph-rsid="005fccf5" style:font-weight-asian="bold" style:font-weight-complex="bold"/>
    </style:style>
    <style:style style:name="P26" style:family="paragraph" style:parent-style-name="Standard">
      <style:text-properties style:text-underline-style="solid" style:text-underline-width="auto" style:text-underline-color="font-color" fo:font-weight="normal" officeooo:rsid="005af081" officeooo:paragraph-rsid="0059564a" style:font-weight-asian="normal" style:font-weight-complex="normal"/>
    </style:style>
    <style:style style:name="P27" style:family="paragraph" style:parent-style-name="Standard" style:list-style-name="L1">
      <style:text-properties style:text-underline-style="solid" style:text-underline-width="auto" style:text-underline-color="font-color" fo:font-weight="normal" officeooo:rsid="005af081" officeooo:paragraph-rsid="0063d3f9"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064d1d7" officeooo:paragraph-rsid="0064d1d7" style:font-weight-asian="normal" style:font-weight-complex="normal"/>
    </style:style>
    <style:style style:name="P29" style:family="paragraph" style:parent-style-name="Standard">
      <style:text-properties style:text-underline-style="solid" style:text-underline-width="auto" style:text-underline-color="font-color" officeooo:rsid="0064d1d7" officeooo:paragraph-rsid="0064d1d7"/>
    </style:style>
    <style:style style:name="P30" style:family="paragraph" style:parent-style-name="Standard" style:list-style-name="L1">
      <style:text-properties style:text-underline-style="solid" style:text-underline-width="auto" style:text-underline-color="font-color" officeooo:rsid="0064d1d7" officeooo:paragraph-rsid="0064d1d7"/>
    </style:style>
    <style:style style:name="P31" style:family="paragraph" style:parent-style-name="Standard">
      <style:text-properties officeooo:rsid="0056c46e" officeooo:paragraph-rsid="0056c46e"/>
    </style:style>
    <style:style style:name="P32" style:family="paragraph" style:parent-style-name="Standard">
      <style:text-properties officeooo:rsid="0020aeb3" officeooo:paragraph-rsid="00337791"/>
    </style:style>
    <style:style style:name="P33" style:family="paragraph" style:parent-style-name="Standard">
      <style:text-properties style:text-underline-style="none" fo:font-weight="normal" officeooo:rsid="005d2620" officeooo:paragraph-rsid="005d2620" style:font-weight-asian="normal" style:font-weight-complex="normal"/>
    </style:style>
    <style:style style:name="P34" style:family="paragraph" style:parent-style-name="Standard">
      <style:text-properties style:text-underline-style="none" fo:font-weight="normal" officeooo:rsid="005fccf5" officeooo:paragraph-rsid="005fccf5" style:font-weight-asian="normal" style:font-weight-complex="normal"/>
    </style:style>
    <style:style style:name="P35" style:family="paragraph" style:parent-style-name="Standard">
      <style:text-properties style:text-underline-style="none" fo:font-weight="normal" officeooo:rsid="006363cf" officeooo:paragraph-rsid="006363cf" style:font-weight-asian="normal" style:font-weight-complex="normal"/>
    </style:style>
    <style:style style:name="P36" style:family="paragraph" style:parent-style-name="Standard">
      <style:text-properties style:text-underline-style="none" fo:font-weight="normal" officeooo:rsid="0063d3f9" officeooo:paragraph-rsid="0063d3f9" style:font-weight-asian="normal" style:font-weight-complex="normal"/>
    </style:style>
    <style:style style:name="P37" style:family="paragraph" style:parent-style-name="Standard">
      <style:text-properties fo:font-size="16pt" style:text-underline-style="solid" style:text-underline-width="auto" style:text-underline-color="font-color" fo:font-weight="bold" officeooo:rsid="0059564a" officeooo:paragraph-rsid="0063d3f9" style:font-size-asian="16pt" style:font-weight-asian="bold" style:font-size-complex="16pt" style:font-weight-complex="bold"/>
    </style:style>
    <style:style style:name="P38" style:family="paragraph" style:parent-style-name="Standard">
      <style:text-properties fo:font-size="16pt" officeooo:rsid="003e388a" officeooo:paragraph-rsid="003e388a" style:font-size-asian="16pt" style:font-size-complex="16pt"/>
    </style:style>
    <style:style style:name="P39" style:family="paragraph" style:parent-style-name="Standard">
      <style:text-properties fo:font-size="16pt" fo:font-weight="bold" officeooo:rsid="0019b8e0" officeooo:paragraph-rsid="0019b8e0" style:font-size-asian="16pt" style:font-weight-asian="bold" style:font-size-complex="16pt" style:font-weight-complex="bold"/>
    </style:style>
    <style:style style:name="P40" style:family="paragraph" style:parent-style-name="Standard">
      <style:text-properties fo:font-size="16pt" fo:font-weight="bold" officeooo:rsid="0063d3f9" officeooo:paragraph-rsid="0063d3f9" style:font-size-asian="16pt" style:font-weight-asian="bold" style:font-size-complex="16pt" style:font-weight-complex="bold"/>
    </style:style>
    <style:style style:name="P41" style:family="paragraph" style:parent-style-name="Standard">
      <style:text-properties fo:font-size="12pt" fo:font-weight="normal" officeooo:rsid="0063d3f9" officeooo:paragraph-rsid="0063d3f9" style:font-size-asian="10.5pt" style:font-weight-asian="normal" style:font-size-complex="12pt" style:font-weight-complex="normal"/>
    </style:style>
    <style:style style:name="P42" style:family="paragraph" style:parent-style-name="Standard" style:list-style-name="L1">
      <style:text-properties officeooo:rsid="0064d1d7" officeooo:paragraph-rsid="0064d1d7"/>
    </style:style>
    <style:style style:name="P43" style:family="paragraph" style:parent-style-name="Standard">
      <style:text-properties officeooo:rsid="00651453" officeooo:paragraph-rsid="00651453"/>
    </style:style>
    <style:style style:name="P44" style:family="paragraph" style:parent-style-name="Standard" style:list-style-name="L2">
      <style:text-properties officeooo:rsid="00651453" officeooo:paragraph-rsid="00651453"/>
    </style:style>
    <style:style style:name="P45" style:family="paragraph" style:parent-style-name="Table_20_Contents">
      <style:text-properties fo:font-weight="bold" officeooo:rsid="003f7d98" officeooo:paragraph-rsid="003f7d98" style:font-weight-asian="bold" style:font-weight-complex="bold"/>
    </style:style>
    <style:style style:name="P46" style:family="paragraph" style:parent-style-name="Table_20_Contents">
      <style:text-properties officeooo:rsid="002bbe4f" officeooo:paragraph-rsid="002bbe4f"/>
    </style:style>
    <style:style style:name="P47" style:family="paragraph" style:parent-style-name="Table_20_Contents">
      <style:text-properties officeooo:rsid="00361df1" officeooo:paragraph-rsid="00361df1"/>
    </style:style>
    <style:style style:name="P48" style:family="paragraph" style:parent-style-name="Table_20_Contents">
      <style:text-properties officeooo:rsid="0036f766" officeooo:paragraph-rsid="0036f766"/>
    </style:style>
    <style:style style:name="P49" style:family="paragraph" style:parent-style-name="Table_20_Contents">
      <style:text-properties fo:font-weight="normal" officeooo:rsid="00405246" officeooo:paragraph-rsid="00405246" style:font-weight-asian="normal" style:font-weight-complex="normal"/>
    </style:style>
    <style:style style:name="P5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1" style:family="paragraph">
      <style:text-properties style:font-name="F" fo:font-size="12pt"/>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3f4b"/>
    </style:style>
    <style:style style:name="T2" style:family="text">
      <style:text-properties officeooo:rsid="001d0079"/>
    </style:style>
    <style:style style:name="T3" style:family="text">
      <style:text-properties officeooo:rsid="0025653f"/>
    </style:style>
    <style:style style:name="T4" style:family="text">
      <style:text-properties officeooo:rsid="002dba4b"/>
    </style:style>
    <style:style style:name="T5" style:family="text">
      <style:text-properties officeooo:rsid="002f824a"/>
    </style:style>
    <style:style style:name="T6" style:family="text">
      <style:text-properties officeooo:rsid="00337791"/>
    </style:style>
    <style:style style:name="T7" style:family="text">
      <style:text-properties fo:font-weight="bold" style:font-weight-asian="bold" style:font-weight-complex="bold"/>
    </style:style>
    <style:style style:name="T8" style:family="text">
      <style:text-properties fo:font-weight="bold" officeooo:rsid="0025653f" style:font-weight-asian="bold" style:font-weight-complex="bold"/>
    </style:style>
    <style:style style:name="T9" style:family="text">
      <style:text-properties officeooo:rsid="003c97ab"/>
    </style:style>
    <style:style style:name="T10" style:family="text">
      <style:text-properties officeooo:rsid="003f7d98"/>
    </style:style>
    <style:style style:name="T11" style:family="text">
      <style:text-properties officeooo:rsid="00405246"/>
    </style:style>
    <style:style style:name="T12" style:family="text">
      <style:text-properties officeooo:rsid="0041c307"/>
    </style:style>
    <style:style style:name="T13" style:family="text">
      <style:text-properties officeooo:rsid="0043c3eb"/>
    </style:style>
    <style:style style:name="T14" style:family="text">
      <style:text-properties officeooo:rsid="00493af2"/>
    </style:style>
    <style:style style:name="T15" style:family="text">
      <style:text-properties style:font-name="Liberation Serif1" style:font-name-asian="Liberation Serif1" style:font-name-complex="Liberation Serif1"/>
    </style:style>
    <style:style style:name="T16" style:family="text">
      <style:text-properties style:font-name="Liberation Serif1" officeooo:rsid="004f8c25" style:font-name-asian="Liberation Serif1" style:font-name-complex="Liberation Serif1"/>
    </style:style>
    <style:style style:name="T17" style:family="text">
      <style:text-properties officeooo:rsid="004b4b88"/>
    </style:style>
    <style:style style:name="T18" style:family="text">
      <style:text-properties officeooo:rsid="004f8c25"/>
    </style:style>
    <style:style style:name="T19" style:family="text">
      <style:text-properties officeooo:rsid="0056c46e"/>
    </style:style>
    <style:style style:name="T20" style:family="text">
      <style:text-properties officeooo:rsid="00581398"/>
    </style:style>
    <style:style style:name="T21" style:family="text">
      <style:text-properties officeooo:rsid="0059564a"/>
    </style:style>
    <style:style style:name="T22" style:family="text">
      <style:text-properties style:text-underline-style="none"/>
    </style:style>
    <style:style style:name="T23" style:family="text">
      <style:text-properties style:text-underline-style="none" officeooo:rsid="005d2620"/>
    </style:style>
    <style:style style:name="T24" style:family="text">
      <style:text-properties style:text-underline-style="none" officeooo:rsid="0064d1d7"/>
    </style:style>
    <style:style style:name="T25" style:family="text">
      <style:text-properties officeooo:rsid="005af081"/>
    </style:style>
    <style:style style:name="T26" style:family="text">
      <style:text-properties officeooo:rsid="0059564a" fo:background-color="transparent" loext:char-shading-value="0"/>
    </style:style>
    <style:style style:name="T27" style:family="text">
      <style:text-properties officeooo:rsid="005af081" fo:background-color="transparent" loext:char-shading-value="0"/>
    </style:style>
    <style:style style:name="T28" style:family="text">
      <style:text-properties officeooo:rsid="005d8867"/>
    </style:style>
    <style:style style:name="T29" style:family="text">
      <style:text-properties officeooo:rsid="00627475"/>
    </style:style>
    <style:style style:name="T30" style:family="text">
      <style:text-properties officeooo:rsid="0063d3f9"/>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sing joint-species distribution models to inform </text:span>mixed fishery management</text:p>
      <text:p text:style-name="P1"/>
      <text:p text:style-name="P4">Paul J Dolder, James T Thorson &amp; Cóilín Minto</text:p>
      <text:p text:style-name="P1"/>
      <text:p text:style-name="P39">Abstract</text:p>
      <text:p text:style-name="P1"/>
      <text:p text:style-name="P15">Mixed fisheries are where more than one species <text:span text:style-name="T9">are</text:span> caught <text:span text:style-name="T9">together </text:span>in the same fishing operation. <text:span text:style-name="T9">Mixed fishery interactions are</text:span> the pre-eminent management issue in fisheries managed by landing quotas, as <text:span text:style-name="T2">over-quota catches of weaker stocks leads to</text:span> overexploitation <text:span text:style-name="T2">when pursuing landings of healthy stocks</text:span>. <text:span text:style-name="T2">Decoupling exploitation of weaker stocks from healthy stocks remains a challenge due to co-occurrence at fine spatial and temporal scales, yet is vital if mixed fisheries are to be managed efficiently. We apply a joint species distribution model (VAST) to the nine most important demersal fish species caught in the Celtic Sea fisheries, each separated into juvenile and adult size classes. The model integrates across several fisheries independent surveys, takes account of correlations among species-group spatio-temporal distributions and abundances and makes use of habitat and depth covariates to predict spatial density estimates consistent with the resolution of the data. Model outputs are consistent with stock-level trends abundances over time from international assessments, yet also provide detailed insight into species co-occurrence and the strength of interactions in space and time. We use the outputs to draw inference on the challenges in separating catches of key commercial demersal fish in moving to the EU landing obligation. </text:span><office:annotation office:name="__Annotation__208_2093802954"><dc:creator>Unknown Author</dc:creator><dc:date>2017-03-29T14:54:48</dc:date><text:p text:style-name="P50"><text:span text:style-name="T31">I don’t know how feasible it is to undertake the optimisation exercise for this piece of work, but would be a way to round the paper off.</text:span></text:p></office:annotation><text:span text:style-name="T2">[We then show how exploiting differences in species distributions through optimising spatial effort distribution can help align catches to available quota, improving the sustainability of mixed fisheries].</text:span><office:annotation-end office:name="__Annotation__208_2093802954"/></text:p>
      <text:p text:style-name="P1"/>
      <text:p text:style-name="P40">Introduction</text:p>
      <text:p text:style-name="P40"/>
      <text:p text:style-name="P41">...</text:p>
      <text:p text:style-name="P39"/>
      <text:p text:style-name="P39">Methods</text:p>
      <text:p text:style-name="P1"/>
      <text:p text:style-name="P7">Description of Data:– different surveys <text:span text:style-name="T13">covering 1990 - 2015</text:span> <text:span text:style-name="T13">(Table 1 in pdf)</text:span> and <text:span text:style-name="T13">9 species separated as juvenile/adult into 18</text:span> species-group <text:span text:style-name="T13">(Table 2 in pdf).</text:span></text:p>
      <text:p text:style-name="P7"/>
      <text:p text:style-name="P7">Description of VAST: <text:span text:style-name="T13">As per Thorson &amp; Barnett 2017</text:span></text:p>
      <text:p text:style-name="P7"/>
      <text:p text:style-name="P7">Settings / application for choice of competing models</text:p>
      <text:p text:style-name="P16"><text:span text:style-name="T14"><text:tab/>- Fixed gear effect</text:span></text:p>
      <text:p text:style-name="P16"><text:tab/>- Inclusion of substrate and depth covariates (Figure 1).</text:p>
      <text:p text:style-name="P1"/>
      <text:p text:style-name="P38"><text:span text:style-name="T8">R</text:span><text:span text:style-name="T7">esults</text:span></text:p>
      <text:p text:style-name="P1"/>
      <text:p text:style-name="P10">Model comparison through AIC, BIC <text:span text:style-name="T13">indicate that including vessel effect gives a marked improvement, where including predictive density covariates based on substrate type and depth led to no improvement (Table 3).</text:span></text:p>
      <text:p text:style-name="P9"/>
      <text:p text:style-name="P7">Table 3. <text:span text:style-name="T10">AIC and BIC used for model selection</text:span></text:p>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table-cell table:style-name="Table1.A1" office:value-type="string">
            <text:p text:style-name="P45">Model</text:p>
          </table:table-cell>
          <table:table-cell table:style-name="Table1.A1" office:value-type="string">
            <text:p text:style-name="P45">Description</text:p>
          </table:table-cell>
          <table:table-cell table:style-name="Table1.A1" office:value-type="string">
            <text:p text:style-name="P45"><text:span text:style-name="T11">No </text:span>Fixed Param<text:span text:style-name="T11">eter</text:span>s</text:p>
          </table:table-cell>
          <table:table-cell table:style-name="Table1.A1" office:value-type="string">
            <text:p text:style-name="P45"><text:span text:style-name="T11">No </text:span>Rand<text:span text:style-name="T11">om</text:span> Param<text:span text:style-name="T11">eter</text:span>s</text:p>
          </table:table-cell>
          <table:table-cell table:style-name="Table1.A1" office:value-type="string">
            <text:p text:style-name="P45">AIC</text:p>
          </table:table-cell>
          <table:table-cell table:style-name="Table1.F1" office:value-type="string">
            <text:p text:style-name="P45">BIC</text:p>
          </table:table-cell>
        </table:table-row>
        <table:table-row>
          <table:table-cell table:style-name="Table1.A2" office:value-type="string">
            <text:p text:style-name="P46"><text:span text:style-name="T4">H</text:span>0</text:p>
          </table:table-cell>
          <table:table-cell table:style-name="Table1.A2" office:value-type="string">
            <text:p text:style-name="P12">Without fixed gear effect (<text:span text:style-name="T12">vessel </text:span><text:soft-page-break/>random effect), no covariates</text:p>
          </table:table-cell>
          <table:table-cell table:style-name="Table1.A2" office:value-type="string">
            <text:p text:style-name="P49">1462</text:p>
          </table:table-cell>
          <table:table-cell table:style-name="Table1.A2" office:value-type="string">
            <text:p text:style-name="P49">129276</text:p>
          </table:table-cell>
          <table:table-cell table:style-name="Table1.A2" office:value-type="string">
            <text:p text:style-name="P46">125 954</text:p>
          </table:table-cell>
          <table:table-cell table:style-name="Table1.F2" office:value-type="string">
            <text:p text:style-name="P46">140 187</text:p>
          </table:table-cell>
        </table:table-row>
        <table:table-row>
          <table:table-cell table:style-name="Table1.A2" office:value-type="string">
            <text:p text:style-name="P46"><text:span text:style-name="T4">H</text:span>1</text:p>
          </table:table-cell>
          <table:table-cell table:style-name="Table1.A2" office:value-type="string">
            <text:p text:style-name="P12"><text:span text:style-name="T5">W</text:span>ith fixed gear effect, no <text:span text:style-name="T12">density </text:span>covariates </text:p>
          </table:table-cell>
          <table:table-cell table:style-name="Table1.A2" office:value-type="string">
            <text:p text:style-name="P49">1674</text:p>
          </table:table-cell>
          <table:table-cell table:style-name="Table1.A2" office:value-type="string">
            <text:p text:style-name="P49">129276</text:p>
          </table:table-cell>
          <table:table-cell table:style-name="Table1.A2" office:value-type="string">
            <text:p text:style-name="P47">116 012</text:p>
          </table:table-cell>
          <table:table-cell table:style-name="Table1.F2" office:value-type="string">
            <text:p text:style-name="P48">132 309</text:p>
          </table:table-cell>
        </table:table-row>
        <table:table-row>
          <table:table-cell table:style-name="Table1.A2" office:value-type="string">
            <text:p text:style-name="P46"><text:span text:style-name="T4">H</text:span>2</text:p>
          </table:table-cell>
          <table:table-cell table:style-name="Table1.A2" office:value-type="string">
            <text:p text:style-name="P12">With fixed gear effect, <text:span text:style-name="T13">substrate</text:span> and depth <text:span text:style-name="T12">density </text:span>covariates</text:p>
          </table:table-cell>
          <table:table-cell table:style-name="Table1.A2" office:value-type="string">
            <text:p text:style-name="P49">1688</text:p>
          </table:table-cell>
          <table:table-cell table:style-name="Table1.A2" office:value-type="string">
            <text:p text:style-name="P49">129276</text:p>
          </table:table-cell>
          <table:table-cell table:style-name="Table1.A2" office:value-type="string">
            <text:p text:style-name="P46">116 013</text:p>
          </table:table-cell>
          <table:table-cell table:style-name="Table1.F2" office:value-type="string">
            <text:p text:style-name="P46">132 446</text:p>
          </table:table-cell>
        </table:table-row>
      </table:table>
      <text:p text:style-name="P13"/>
      <text:p text:style-name="P11"><text:span text:style-name="T13">For almost all species – gear combinations the catchability parameter estimates were informative and provided for consistent interpretation of density estimates across the time series. Species with known similar morphological features making them susceptible to certain fishing gears show similar catchability estimates (i.e. the roundfish such as cod, haddock and whiting show higher catchabilities in otter trawl gears than in beam gears, and vice versa for flatfish species; Figure 2). The exception were juvenile cod and budegassa in the Carlhelmar gear where there were insufficient samples to estimate catchability parameters – so these were fixed based on the adult </text:span><text:span text:style-name="T13"><office:annotation office:name="__Annotation__955_602300712"><dc:creator>Unknown Author</dc:creator><dc:date>2017-04-18T20:15:16.676606891</dc:date><text:p text:style-name="P52"><text:span text:style-name="T32">Check this, doesn’t look right</text:span></text:p></office:annotation></text:span><text:span text:style-name="T13">equivalent values</text:span><office:annotation-end office:name="__Annotation__955_602300712"/><text:span text:style-name="T13">.</text:span></text:p>
      <text:p text:style-name="P17"/>
      <text:p text:style-name="P17">Based on H2:</text:p>
      <text:p text:style-name="P13"/>
      <text:p text:style-name="P22">Inter species-group correlations (Figure 3): </text:p>
      <text:p text:style-name="P18"/>
      <text:p text:style-name="P18">Correlations in <text:span text:style-name="T17">the </text:span>average <text:span text:style-name="T17">spatial </text:span>encounter probability are strong within species (<text:span text:style-name="T19">i.e. among adults and juvenile of the same species, </text:span>generally <text:span text:style-name="T15">≥</text:span> 0.8, excepting hake which is 0.6). These persist when taking account of temporal dynamics with correlations within a species <text:span text:style-name="T17">for spatio-temporal encounter probability </text:span>remaining <text:span text:style-name="T15">≥ 0.6 for all species.</text:span></text:p>
      <text:p text:style-name="P13"/>
      <text:p text:style-name="P19">When looking across species, correlations in the <text:span text:style-name="T18">spatial encounter probability show grouping among species types. For example, in average spatial encounter probability cod tend to be associated positively with other gadoid species including haddock and whiting (0.7 and 0.5 among the adult groups respectively) and more weakly positively associated with deeper water species such as hake and megrim (0.4 each) and the monkfish (0.1, 0.3) and weakly negatively with other flatfish (place and sole, -0.1). <text:s/>When taking account of temporal dynamics these relationships persist strongly only with the gadoid species haddock and whiting (0.7 for each). Similarly, spatio-temporal correlations for haddock are strongly with whiting and cod (0.7 each) as well as partially with piscatorius monkfish (0.6) and plaice (0.5). As well as with cod and haddock, whiting show strong positive correlations with plaice (0.6 with adult, 0.7 with juvenile), juvenile sole (0.6) and adult hake (0.5). Similarly, the flatfish species of plaice and sole are strongly associated across size groups and species (</text:span><text:span text:style-name="T16">≥ </text:span><text:span text:style-name="T18">0.7), with plaice also associated with haddock and whiting. Another grouping found with strong inter-species correlations are the known deeper water species of piscatorius monkfish, budegassa monkfish, megrim and hake that show inter-species spatio-temporal correlations in the range of of 0.5 – 0.8. It is notable that the only negative spatio-temporal correlations are for cod with megrim and budegassa monkfish (weakly -0.2 to -0.1) <text:s/>and sole with hake (-0.5).</text:span></text:p>
      <text:p text:style-name="P19"/>
      <text:p text:style-name="P31">For the correlation among <text:span text:style-name="T20">spatio-temporal </text:span>positive catch rates (i.e. densities <text:span text:style-name="T25">on encounter</text:span>), <text:span text:style-name="T21">within species positive correlations are evident for all species as well as among similar species grouping. Cod is positively associated with haddock (0.6), whiting (0.4) as well as piscatorius monkfish (0.4) and plaice (0.4), while haddock, in addition to cod, is positively associated with whiting (0.7) and to a lesser extent plaice (0.3) but negatively associated with budegassa (-0.4) and piscatorius monkfish </text:span><text:soft-page-break/><text:span text:style-name="T21">(-0.2). Megrim and the two monkfish species (piscatorius and budegassa) are all positively associated (r</text:span><text:span text:style-name="T26">anging from 0.</text:span><text:span text:style-name="T27">4</text:span><text:span text:style-name="T26"> – 0.</text:span><text:span text:style-name="T27">5</text:span><text:span text:style-name="T21">) and also show association with the flatfish species plaice (0.5) and sole (0.8) while the two monkfish species are associated strongly (0.6) as well as with sole (0.5 0.6) and piscatorius with plaice (0.4) but not budegassa with plaice (-0.1). The flatfish species show strong correlation with each other in terms of spatio-temporal density (0.5 – 0.6).</text:span></text:p>
      <text:p text:style-name="P31"/>
      <text:p text:style-name="P19"/>
      <text:p text:style-name="P24">Factor analysis </text:p>
      <text:p text:style-name="P23"/>
      <text:p text:style-name="P33">Together, the first two <text:span text:style-name="T29">factor </text:span>loadings capture <office:annotation office:name="__Annotation__988_602300712"><dc:creator>Unknown Author</dc:creator><dc:date>2017-04-18T21:00:54.086202025</dc:date><text:p text:style-name="P51"><text:span text:style-name="T32">83.5 % for first 3</text:span></text:p></office:annotation>72.4 %<office:annotation-end office:name="__Annotation__988_602300712"/> of species variability in the <text:span text:style-name="T28">average </text:span>spatial encounter probabilities and <office:annotation office:name="__Annotation__989_602300712"><dc:creator>Unknown Author</dc:creator><dc:date>2017-04-18T21:01:16.439791101</dc:date><text:p text:style-name="P51"><text:span text:style-name="T32">69.2 % first 3</text:span></text:p></office:annotation>53.7 %<office:annotation-end office:name="__Annotation__989_602300712"/> for <text:span text:style-name="T28">average </text:span>spatial positive catch rates. <text:span text:style-name="T28">When the factor loadings are viewed in space</text:span> (Figures 4 and 5) a district pattern can be seen moving from the inshore shallower waters <text:span text:style-name="T28">North East to the deeper offshore waters South West (similar to the Anisotropic direction, Figure 17 (Supl)). Such a pattern is less evident in the spatio-temporal factor plots (Figures 15 &amp; 16 (Supl)) where factor loadings are less evenly distributed in space.</text:span></text:p>
      <text:p text:style-name="P33"/>
      <text:p text:style-name="P35">In order to visualise the factor loadings associated with each species-group for spatio-temporal encounter probability and spatio-temporal catch rates, the first two factor loadings have been plotted as a biplot (Figure 6). Here it becomes clear that common factors are contributing to the dynamics of the species groups identified above <text:span text:style-name="T30">(roundfish, flatfish and deepwater species)</text:span>. For spatio-temporal encounter probability deepwater species including megrim, the monkfishes and hake cluster together with a negative association with the second axes, while roundfish (excepting adult cod) are clustered through a strong negative trend in the first axes with roundfish and flatfish both having a positive association on the first axes.</text:p>
      <text:p text:style-name="P34"/>
      <text:p text:style-name="P25">Species avoidance in mixed fisheries: <text:span text:style-name="T30">example in the gadoid fishery</text:span></text:p>
      <text:p text:style-name="P23"/>
      <text:p text:style-name="P36">Fishers target a mixed fishery including cod, haddock and whiting. Analysis above shows strong co-occurance for these species. Appears that haddock and whiting are more associated than cod with haddock or whiting (Figure 6). Figure 7 shows the difference in distribution of each species from the other. As can be seen, cod had a more northerly (north westerly) distribution than haddock in 2015, while cod had a more westerly distribution than whiting. Haddock had a more westerly distribution than whiting. </text:p>
      <text:p text:style-name="P23"/>
      <text:p text:style-name="P37">Discussion</text:p>
      <text:p text:style-name="P20"><text:span text:style-name="T22"/></text:p>
      <text:p text:style-name="P20"><text:span text:style-name="T22"/></text:p>
      <text:p text:style-name="P28"><text:span text:style-name="T22">Key points to discuss:</text:span></text:p>
      <text:p text:style-name="P20"><text:span text:style-name="T22"/></text:p>
      <text:list xml:id="list8276164926124362114" text:style-name="L1">
        <text:list-item>
          <text:p text:style-name="P30"><text:span text:style-name="T22">Successful application sheds light on linkages among species in Celtic Sea fish community</text:span></text:p>
          <text:p text:style-name="P30"><text:span text:style-name="T22"/></text:p>
        </text:list-item>
        <text:list-item>
          <text:p text:style-name="P30"><text:span text:style-name="T22">Clear groups of species emerge: based on depth, habitat preference ??</text:span></text:p>
          <text:p text:style-name="P30"><text:span text:style-name="T22"/></text:p>
        </text:list-item>
        <text:list-item>
          <text:p text:style-name="P21"><text:span text:style-name="T22">Comment on difference in correlations between cod and the two monkfish species &gt;&gt; piscatorius has a more easterly (shallower water) distribution than budegassa so more co-occurance ??</text:span></text:p>
          <text:p text:style-name="P21"><text:span text:style-name="T22"/></text:p>
        </text:list-item>
        <text:list-item>
          <text:p text:style-name="P27"><text:span text:style-name="T22">Drivers for correlations among species – </text:span><text:span text:style-name="T23">synthesise the factor analysis results with the correlations… </text:span><text:span text:style-name="T24">Seems a common driver for average trend (depth??) but differences between years – can these be environmental ?</text:span></text:p>
          <text:p text:style-name="P14"/>
        </text:list-item>
        <text:list-item>
          <text:p text:style-name="P42"><text:soft-page-break/>Habitat and depth covariates did not improve fit…Was this because they were high enough resolution (i.e. associated with a knot over large area, rather than data point location…).</text:p>
          <text:p text:style-name="P42"/>
        </text:list-item>
        <text:list-item>
          <text:p text:style-name="P42">Inter-annual variability important for correlations among species </text:p>
          <text:p text:style-name="P42"/>
        </text:list-item>
        <text:list-item>
          <text:p text:style-name="P42">Some spatial separation of cod from haddock and whiting: important for managing mixed demersal fisheries ??</text:p>
        </text:list-item>
      </text:list>
      <text:p text:style-name="P5"/>
      <text:p text:style-name="P43">Further work:</text:p>
      <text:p text:style-name="P43"/>
      <text:list xml:id="list2988656669425896859" text:style-name="L2">
        <text:list-item>
          <text:p text:style-name="P44">Incorporate different timing of surveys (seasonal) effect into model ?</text:p>
          <text:p text:style-name="P44"/>
        </text:list-item>
        <text:list-item>
          <text:p text:style-name="P44">Include temperature as as covariate in the model ?</text:p>
        </text:list-item>
      </text:list>
      <text:p text:style-name="P32"/>
      <text:p text:style-name="P29">Notes:</text:p>
      <text:p text:style-name="P6"/>
      <text:p text:style-name="P6"><text:span text:style-name="T6">[</text:span>3. <text:span text:style-name="T3">Predictions of spatial densities can be used to inform optimal effort distributions from the context of maximising quota uptake in mixed fisheries under single-species quota constraints.]</text:span></text:p>
      <text:p text:style-name="P1"/>
      <text:p text:style-name="P3"/>
      <text:p text:style-name="P26"><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4:02:34.084276217</meta:creation-date>
    <dc:date>2017-04-18T21:41:53.173457652</dc:date>
    <meta:editing-duration>PT12H29M39S</meta:editing-duration>
    <meta:editing-cycles>40</meta:editing-cycles>
    <meta:generator>LibreOffice/5.1.6.2$Linux_X86_64 LibreOffice_project/10m0$Build-2</meta:generator>
    <meta:document-statistic meta:table-count="1" meta:image-count="0" meta:object-count="0" meta:page-count="4" meta:paragraph-count="71" meta:word-count="1432" meta:character-count="9449" meta:non-whitespace-character-count="8081"/>
  </office:meta>
</office:document-meta>
</file>